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OpenSymbol" svg:font-family="OpenSymbol" style:font-pitch="variable" style:font-charset="x-symbol"/>
    <style:font-face style:name="StarSymbol" svg:font-family="StarSymbol"/>
    <style:font-face style:name="DejaVu Sans Mono" svg:font-family="'DejaVu Sans Mono'" style:font-family-generic="modern" style:font-pitch="fixed"/>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Table1" style:family="table">
      <style:table-properties style:width="175.9mm" table:align="margins"/>
    </style:style>
    <style:style style:name="Table1.A" style:family="table-column">
      <style:table-column-properties style:column-width="58.63mm" style:rel-column-width="21845*"/>
    </style:style>
    <style:style style:name="Table1.B" style:family="table-column">
      <style:table-column-properties style:column-width="58.63mm" style:rel-column-width="21844*"/>
    </style:style>
    <style:style style:name="Table1.C" style:family="table-column">
      <style:table-column-properties style:column-width="58.63mm" style:rel-column-width="21846*"/>
    </style:style>
    <style:style style:name="Table1.A1" style:family="table-cell">
      <style:table-cell-properties fo:padding="0mm" fo:border="none"/>
    </style:style>
    <style:style style:name="Table2" style:family="table">
      <style:table-properties style:width="175.9mm" table:align="margins"/>
    </style:style>
    <style:style style:name="Table2.A" style:family="table-column">
      <style:table-column-properties style:column-width="58.63mm" style:rel-column-width="21845*"/>
    </style:style>
    <style:style style:name="Table2.B" style:family="table-column">
      <style:table-column-properties style:column-width="58.63mm" style:rel-column-width="21844*"/>
    </style:style>
    <style:style style:name="Table2.C" style:family="table-column">
      <style:table-column-properties style:column-width="58.63mm" style:rel-column-width="21846*"/>
    </style:style>
    <style:style style:name="Table2.A1" style:family="table-cell">
      <style:table-cell-properties fo:padding="0mm" fo:border="none"/>
    </style:style>
    <style:style style:name="Table8" style:family="table">
      <style:table-properties style:width="175.95mm" fo:margin-left="0mm" fo:margin-right="-0.05mm" table:align="margins"/>
    </style:style>
    <style:style style:name="Table8.A" style:family="table-column">
      <style:table-column-properties style:column-width="88.37mm" style:rel-column-width="32915*"/>
    </style:style>
    <style:style style:name="Table8.B" style:family="table-column">
      <style:table-column-properties style:column-width="87.58mm" style:rel-column-width="32620*"/>
    </style:style>
    <style:style style:name="Table8.A1" style:family="table-cell">
      <style:table-cell-properties fo:padding="0mm" fo:border="none"/>
    </style:style>
    <style:style style:name="Table3" style:family="table" style:master-page-name="">
      <style:table-properties style:width="175.9mm" style:page-number="0" table:align="margins"/>
    </style:style>
    <style:style style:name="Table3.A" style:family="table-column">
      <style:table-column-properties style:column-width="87.95mm" style:rel-column-width="32767*"/>
    </style:style>
    <style:style style:name="Table3.B" style:family="table-column">
      <style:table-column-properties style:column-width="87.95mm" style:rel-column-width="32768*"/>
    </style:style>
    <style:style style:name="Table3.A1" style:family="table-cell">
      <style:table-cell-properties fo:padding="0mm" fo:border="none"/>
    </style:style>
    <style:style style:name="Table4" style:family="table">
      <style:table-properties style:width="175.9mm" table:align="margins"/>
    </style:style>
    <style:style style:name="Table4.A" style:family="table-column">
      <style:table-column-properties style:column-width="87.95mm" style:rel-column-width="32767*"/>
    </style:style>
    <style:style style:name="Table4.B" style:family="table-column">
      <style:table-column-properties style:column-width="87.95mm" style:rel-column-width="32768*"/>
    </style:style>
    <style:style style:name="Table4.A1" style:family="table-cell">
      <style:table-cell-properties fo:padding="0mm" fo:border="none"/>
    </style:style>
    <style:style style:name="Table5" style:family="table">
      <style:table-properties style:width="175.9mm" table:align="margins"/>
    </style:style>
    <style:style style:name="Table5.A" style:family="table-column">
      <style:table-column-properties style:column-width="87.95mm" style:rel-column-width="32767*"/>
    </style:style>
    <style:style style:name="Table5.B" style:family="table-column">
      <style:table-column-properties style:column-width="87.95mm" style:rel-column-width="32768*"/>
    </style:style>
    <style:style style:name="Table5.A1" style:family="table-cell">
      <style:table-cell-properties fo:padding="0mm" fo:border="none"/>
    </style:style>
    <style:style style:name="Table6" style:family="table" style:master-page-name="">
      <style:table-properties style:width="175.9mm" style:page-number="0" table:align="margins"/>
    </style:style>
    <style:style style:name="Table6.A" style:family="table-column">
      <style:table-column-properties style:column-width="87.95mm" style:rel-column-width="32767*"/>
    </style:style>
    <style:style style:name="Table6.B" style:family="table-column">
      <style:table-column-properties style:column-width="87.95mm" style:rel-column-width="32768*"/>
    </style:style>
    <style:style style:name="Table6.A1" style:family="table-cell">
      <style:table-cell-properties fo:padding="0mm" fo:border="none"/>
    </style:style>
    <style:style style:name="Table7" style:family="table">
      <style:table-properties style:width="175.9mm" table:align="margins"/>
    </style:style>
    <style:style style:name="Table7.A" style:family="table-column">
      <style:table-column-properties style:column-width="175.9mm" style:rel-column-width="65535*"/>
    </style:style>
    <style:style style:name="Table7.A1" style:family="table-cell">
      <style:table-cell-properties fo:padding="0mm" fo:border="none"/>
    </style:style>
    <style:style style:name="P1" style:family="paragraph" style:parent-style-name="Footer">
      <style:paragraph-properties fo:text-align="end" style:justify-single-word="false"/>
    </style:style>
    <style:style style:name="P2" style:family="paragraph" style:parent-style-name="Heading_20_3">
      <style:paragraph-properties fo:margin-top="4.23mm" fo:margin-bottom="2.12mm" fo:keep-with-next="always"/>
    </style:style>
    <style:style style:name="P3" style:family="paragraph" style:parent-style-name="Heading_20_3">
      <style:paragraph-properties fo:margin-top="4.23mm" fo:margin-bottom="2.12mm" fo:keep-with-next="always"/>
      <style:text-properties style:font-name="DejaVu Sans1" style:font-name-asian="DejaVu Sans2" style:font-name-complex="DejaVu Sans2"/>
    </style:style>
    <style:style style:name="P4" style:family="paragraph" style:parent-style-name="Heading_20_2">
      <style:paragraph-properties fo:margin-top="4.23mm" fo:margin-bottom="2.12mm" fo:keep-with-next="always"/>
      <style:text-properties fo:language="ru" fo:country="RU"/>
    </style:style>
    <style:style style:name="P5" style:family="paragraph" style:parent-style-name="Preformatted_20_Text">
      <style:text-properties fo:font-style="normal" style:font-style-asian="normal" style:font-style-complex="normal"/>
    </style:style>
    <style:style style:name="P6" style:family="paragraph" style:parent-style-name="Preformatted_20_Text">
      <style:text-properties style:font-name="DejaVu Sans Mono" fo:font-size="10pt" style:font-name-asian="DejaVu Sans Mono" style:font-size-asian="10pt" style:font-name-complex="DejaVu Sans Mono" style:font-size-complex="10pt"/>
    </style:style>
    <style:style style:name="P7" style:family="paragraph" style:parent-style-name="Preformatted_20_Text">
      <style:text-properties fo:language="ru" fo:country="RU"/>
    </style:style>
    <style:style style:name="P8" style:family="paragraph" style:parent-style-name="Preformatted_20_Text">
      <style:text-properties fo:language="ru" fo:country="RU" fo:font-style="normal" style:font-style-asian="normal" style:font-style-complex="normal"/>
    </style:style>
    <style:style style:name="P9" style:family="paragraph" style:parent-style-name="Preformatted_20_Text">
      <style:paragraph-properties fo:margin-left="0mm" fo:margin-right="0mm" fo:text-align="justify" style:justify-single-word="false" fo:text-indent="12.7mm" style:auto-text-indent="false"/>
    </style:style>
    <style:style style:name="P10" style:family="paragraph" style:parent-style-name="Preformatted_20_Text">
      <style:paragraph-properties fo:margin-left="0mm" fo:margin-right="0mm" fo:text-align="justify" style:justify-single-word="false" fo:text-indent="12.7mm" style:auto-text-indent="false"/>
      <style:text-properties fo:font-style="normal" style:font-style-asian="normal" style:font-style-complex="normal"/>
    </style:style>
    <style:style style:name="P11" style:family="paragraph" style:parent-style-name="Preformatted_20_Text">
      <style:paragraph-properties fo:margin-left="0mm" fo:margin-right="0mm" fo:text-align="justify" style:justify-single-word="false" fo:text-indent="12.7mm" style:auto-text-indent="false"/>
      <style:text-properties fo:language="ru" fo:country="RU" fo:font-style="normal" style:font-style-asian="normal" style:font-style-complex="normal"/>
    </style:style>
    <style:style style:name="P12" style:family="paragraph" style:parent-style-name="Preformatted_20_Text">
      <style:paragraph-properties fo:margin-left="0mm" fo:margin-right="0mm" fo:text-align="justify" style:justify-single-word="false" fo:text-indent="12.7mm" style:auto-text-indent="false"/>
      <style:text-properties fo:language="ru" fo:country="RU"/>
    </style:style>
    <style:style style:name="P13" style:family="paragraph" style:parent-style-name="Preformatted_20_Text">
      <style:paragraph-properties fo:margin-left="12.51mm" fo:margin-right="0mm" fo:text-align="justify" style:justify-single-word="false" fo:text-indent="12.7mm" style:auto-text-indent="false"/>
    </style:style>
    <style:style style:name="P14" style:family="paragraph" style:parent-style-name="Preformatted_20_Text">
      <style:paragraph-properties fo:margin-left="12.51mm" fo:margin-right="0mm" fo:text-align="justify" style:justify-single-word="false" fo:text-indent="12.7mm" style:auto-text-indent="false"/>
      <style:text-properties fo:font-style="normal" style:font-style-asian="normal" style:font-style-complex="normal"/>
    </style:style>
    <style:style style:name="P15" style:family="paragraph" style:parent-style-name="Preformatted_20_Text">
      <style:paragraph-properties fo:margin-left="12.51mm" fo:margin-right="0mm" fo:text-indent="0mm" style:auto-text-indent="false"/>
    </style:style>
    <style:style style:name="P16" style:family="paragraph" style:parent-style-name="Preformatted_20_Text">
      <style:paragraph-properties fo:margin-left="12.51mm" fo:margin-right="0mm" fo:text-indent="0mm" style:auto-text-indent="false"/>
      <style:text-properties style:font-name="DejaVu Sans Mono" fo:font-size="10pt" style:font-name-asian="DejaVu Sans Mono" style:font-size-asian="10pt" style:font-name-complex="DejaVu Sans Mono" style:font-size-complex="10pt"/>
    </style:style>
    <style:style style:name="P17" style:family="paragraph" style:parent-style-name="Preformatted_20_Text">
      <style:paragraph-properties fo:margin-left="0mm" fo:margin-right="0mm" fo:text-indent="0mm" style:auto-text-indent="false"/>
    </style:style>
    <style:style style:name="P18" style:family="paragraph" style:parent-style-name="Preformatted_20_Text">
      <style:paragraph-properties fo:margin-left="0mm" fo:margin-right="0mm" fo:text-indent="0mm" style:auto-text-indent="false"/>
      <style:text-properties style:font-name="DejaVu Sans Mono" fo:font-size="10pt" style:font-name-asian="DejaVu Sans Mono" style:font-size-asian="10pt" style:font-name-complex="DejaVu Sans Mono" style:font-size-complex="10pt"/>
    </style:style>
    <style:style style:name="P19" style:family="paragraph" style:parent-style-name="Preformatted_20_Text">
      <style:paragraph-properties fo:margin-left="0mm" fo:margin-right="0mm" fo:text-align="justify" style:justify-single-word="false" fo:text-indent="0mm" style:auto-text-indent="false"/>
      <style:text-properties fo:language="ru" fo:country="RU" fo:font-style="normal" style:font-style-asian="normal" style:font-style-complex="normal"/>
    </style:style>
    <style:style style:name="P20" style:family="paragraph" style:parent-style-name="Heading_20_2">
      <style:text-properties fo:language="ru" fo:country="RU"/>
    </style:style>
    <style:style style:name="P21" style:family="paragraph" style:parent-style-name="Preformatted_20_Text">
      <style:paragraph-properties fo:keep-with-next="always"/>
    </style:style>
    <style:style style:name="P22" style:family="paragraph" style:parent-style-name="Preformatted_20_Text">
      <style:text-properties fo:language="ru" fo:country="RU"/>
    </style:style>
    <style:style style:name="P23" style:family="paragraph" style:parent-style-name="Preformatted_20_Text">
      <style:text-properties style:font-name="DejaVu Sans Mono" fo:font-size="10pt" style:font-name-asian="DejaVu Sans Mono" style:font-size-asian="10pt" style:font-name-complex="DejaVu Sans Mono" style:font-size-complex="10pt"/>
    </style:style>
    <style:style style:name="P24" style:family="paragraph" style:parent-style-name="Preformatted_20_Text" style:list-style-name="L1">
      <style:paragraph-properties fo:margin-left="0mm" fo:margin-right="0mm" fo:text-align="justify" style:justify-single-word="false" fo:text-indent="12.7mm" style:auto-text-indent="false"/>
      <style:text-properties fo:language="ru" fo:country="RU"/>
    </style:style>
    <style:style style:name="P25" style:family="paragraph" style:parent-style-name="Preformatted_20_Text">
      <style:paragraph-properties fo:keep-with-next="always"/>
    </style:style>
    <style:style style:name="P26" style:family="paragraph" style:parent-style-name="Preformatted_20_Text">
      <style:paragraph-properties fo:keep-with-next="always"/>
      <style:text-properties style:font-name="DejaVu Sans Mono" fo:font-size="10pt" style:font-name-asian="DejaVu Sans Mono" style:font-size-asian="10pt" style:font-name-complex="DejaVu Sans Mono" style:font-size-complex="10pt"/>
    </style:style>
    <style:style style:name="P27" style:family="paragraph" style:parent-style-name="Heading_20_3">
      <style:paragraph-properties fo:margin-top="4.23mm" fo:margin-bottom="2.12mm" fo:keep-with-next="always"/>
      <style:text-properties style:font-name="DejaVu Sans1" style:font-name-asian="DejaVu Sans2" style:font-name-complex="DejaVu Sans2"/>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b 58%"/>
    </style:style>
    <style:style style:name="T4" style:family="text">
      <style:text-properties style:text-position="sub 58%" fo:font-style="normal" style:font-style-asian="normal" style:font-style-complex="normal"/>
    </style:style>
    <style:style style:name="T5" style:family="text">
      <style:text-properties style:text-position="0% 100%"/>
    </style:style>
    <style:style style:name="T6" style:family="text">
      <style:text-properties style:text-position="0% 100%" style:font-name="OpenSymbol" fo:font-style="normal" style:font-name-asian="OpenSymbol" style:font-style-asian="normal" style:font-name-complex="OpenSymbol" style:font-style-complex="normal"/>
    </style:style>
    <style:style style:name="T7" style:family="text">
      <style:text-properties style:text-position="0% 100%" fo:font-style="normal" style:font-style-asian="normal" style:font-style-complex="normal"/>
    </style:style>
    <style:style style:name="T8" style:family="text">
      <style:text-properties fo:language="ru" fo:country="RU"/>
    </style:style>
    <style:style style:name="T9" style:family="text">
      <style:text-properties fo:language="ru" fo:country="RU" fo:font-style="italic" style:font-style-asian="italic" style:font-style-complex="italic"/>
    </style:style>
    <style:style style:name="T10" style:family="text">
      <style:text-properties fo:language="ru" fo:country="RU" fo:font-style="normal" style:font-style-asian="normal" style:font-style-complex="normal"/>
    </style:style>
    <style:style style:name="T11" style:family="text">
      <style:text-properties fo:language="en" fo:country="US"/>
    </style:style>
    <style:style style:name="T12" style:family="text">
      <style:text-properties fo:language="zxx" fo:country="none" style:language-asian="zxx" style:country-asian="none" style:language-complex="zxx" style:country-complex="none"/>
    </style:style>
    <style:style style:name="T13" style:family="text">
      <style:text-properties fo:language="zxx" fo:country="none" fo:font-style="italic" style:language-asian="zxx" style:country-asian="none" style:font-style-asian="italic" style:language-complex="zxx" style:country-complex="none" style:font-style-complex="italic"/>
    </style:style>
    <text:list-style style:name="L1">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8">Краткий конспект лекций по</text:span> PVS</text:h>
      <text:p text:style-name="P9"><text:span text:style-name="T8">В процессе доказательства при помощи инструмента PVS происходит построение </text:span><text:span text:style-name="T9">дерева доказательства.</text:span><text:span text:style-name="T10"> Доказательство считается успешно завершенным при построении </text:span><text:span text:style-name="T9">замкнутого</text:span><text:span text:style-name="T10"> дерева, то есть дерева, в котором все листья содержат формулу эквивалентную</text:span><text:span text:style-name="T2"> true.</text:span></text:p>
      <text:p text:style-name="P12"><text:span text:style-name="T2">В </text:span>вершинах дерева находятся <text:span text:style-name="T1">цели доказательства</text:span><text:span text:style-name="T2">, которые представляют собой список формул, разделенный на две части: список </text:span><text:span text:style-name="T1">антецедентов</text:span><text:span text:style-name="T2"> и список </text:span><text:span text:style-name="T1">консеквентов</text:span><text:span text:style-name="T2">. Например:</text:span></text:p>
      <text:p text:style-name="P13"><text:span text:style-name="T2">A</text:span><text:span text:style-name="T4">1</text:span></text:p>
      <text:p text:style-name="P13"><text:span text:style-name="T2">A</text:span><text:span text:style-name="T4">2</text:span></text:p>
      <text:p text:style-name="P14">...</text:p>
      <text:p text:style-name="P13"><text:span text:style-name="T2">A</text:span><text:span text:style-name="T4">n</text:span><text:span text:style-name="T2"> </text:span></text:p>
      <text:p text:style-name="P13">-----</text:p>
      <text:p text:style-name="P13">B<text:span text:style-name="T3">1</text:span></text:p>
      <text:p text:style-name="P13">B<text:span text:style-name="T3">2</text:span></text:p>
      <text:p text:style-name="P13">...</text:p>
      <text:p text:style-name="P13">B<text:span text:style-name="T3">m</text:span></text:p>
      <text:p text:style-name="P9"/>
      <text:p text:style-name="P9"><text:span text:style-name="T8">Неформально этот список можно представлять как утверждение вида</text:span>:</text:p>
      <text:p text:style-name="P13"><text:span text:style-name="T2">A</text:span><text:span text:style-name="T4">1</text:span><text:span text:style-name="T7"> </text:span><text:span text:style-name="T6">∧ </text:span><text:span text:style-name="T2">A</text:span><text:span text:style-name="T4">2</text:span><text:span text:style-name="T7"> </text:span><text:span text:style-name="T6">∧ </text:span><text:span text:style-name="T2">... </text:span><text:span text:style-name="T6">∧ </text:span><text:span text:style-name="T2">A</text:span><text:span text:style-name="T4">n</text:span><text:span text:style-name="T2"> </text:span><text:span text:style-name="T6">⇒ </text:span>B<text:span text:style-name="T3">1</text:span><text:span text:style-name="T5"> </text:span><text:span text:style-name="T6">∨ </text:span>B<text:span text:style-name="T3">2</text:span><text:span text:style-name="T5"> </text:span><text:span text:style-name="T6">∨ </text:span>... <text:span text:style-name="T6">∨ </text:span>B<text:span text:style-name="T3">m</text:span></text:p>
      <text:p text:style-name="P10"/>
      <text:p text:style-name="P11">В каждый момент времени активной является одна листовая вершина дерева и именно к ней применяется очередное преобразование. В результате преобразования генерируется множество новых целей доказательства, которые становятся дочерними вершинами текущей активной вершины дерева доказательства. Одна из новых дочерних вершин становится текущей активной вершиной доказательства. Если инструмент PVS определяет, что активная вершина содержит формулу эквивалентную <text:span text:style-name="T11">true</text:span>, то текущая ветвь доказательства считается завершенной и активной вершиной становится одна из незавершенных листовых вершин дерева. Если все листовые вершины являются завершенными, то доказательство считается законченным.</text:p>
      <text:p text:style-name="P12">Доказательство утверждения A начинается с цели доказательства </text:p>
      <text:p text:style-name="P13">-----</text:p>
      <text:p text:style-name="P13">A</text:p>
      <text:p text:style-name="P19">которое является корнем дерева доказательства и текущей активной вершиной.</text:p>
      <text:p text:style-name="P11">Для удобства все формулы в текущей цели доказательства пронумерованы. При этом все антецеденты имеют отрицательные номера, а консеквенты – положительные:</text:p>
      <text:p text:style-name="P13"><text:span text:style-name="T2">[-1] A</text:span><text:span text:style-name="T4">1</text:span></text:p>
      <text:p text:style-name="P13"><text:span text:style-name="T2">[-2] A</text:span><text:span text:style-name="T4">2</text:span></text:p>
      <text:p text:style-name="P14"><text:s text:c="5"/>...</text:p>
      <text:p text:style-name="P13"><text:span text:style-name="T2">[-n] A</text:span><text:span text:style-name="T4">n</text:span><text:span text:style-name="T2"> </text:span></text:p>
      <text:p text:style-name="P13">-----</text:p>
      <text:p text:style-name="P13"><text:span text:style-name="T2">[1] <text:s/></text:span>B<text:span text:style-name="T3">1</text:span></text:p>
      <text:p text:style-name="P13"><text:span text:style-name="T2">[2] <text:s/></text:span>B<text:span text:style-name="T3">2</text:span></text:p>
      <text:p text:style-name="P13"><text:s text:c="5"/>...</text:p>
      <text:p text:style-name="P14">[m] <text:s/>B<text:span text:style-name="T3">m</text:span></text:p>
      <text:p text:style-name="P10"/>
      <text:p text:style-name="P10">PVS <text:span text:style-name="T8">выделяет формулы, которые были изменены последней командой, помещая номера этих формул в фигурных скобочки, в отличие от других формул, номер которых помещен в квадратные скобочки. Это позволяет лучше ориентироваться при наличии большого числа формул.</text:span></text:p>
      <text:p text:style-name="P10"/>
      <text:p text:style-name="P10"/>
      <text:p text:style-name="P10"/>
      <text:h text:style-name="P20" text:outline-level="2"><text:soft-page-break/>Основные команды доказательства</text:h>
      <text:h text:style-name="Heading_20_3" text:outline-level="3">flatten</text:h>
      <table:table table:name="Table1" table:style-name="Table1">
        <table:table-column table:style-name="Table1.A"/>
        <table:table-column table:style-name="Table1.B"/>
        <table:table-column table:style-name="Table1.C"/>
        <table:table-row>
          <table:table-cell table:style-name="Table1.A1" office:value-type="string">
            <text:p text:style-name="P18">-----</text:p>
            <text:p text:style-name="P17">[1] P =&gt; Q</text:p>
            <text:p text:style-name="P17"/>
            <text:p text:style-name="P17">Rule? (flatten 1)</text:p>
            <text:p text:style-name="P17"/>
            <text:p text:style-name="P17"/>
            <text:p text:style-name="P17">{-1} P</text:p>
            <text:p text:style-name="P17">-----</text:p>
            <text:p text:style-name="P18">{1} <text:s/>Q</text:p>
          </table:table-cell>
          <table:table-cell table:style-name="Table1.A1" office:value-type="string">
            <text:p text:style-name="Preformatted_20_Text">-----</text:p>
            <text:p text:style-name="Preformatted_20_Text">[1] P1 OR P2</text:p>
            <text:p text:style-name="Preformatted_20_Text"/>
            <text:p text:style-name="Preformatted_20_Text">Rule? (flatten 1)</text:p>
            <text:p text:style-name="Preformatted_20_Text"/>
            <text:p text:style-name="Preformatted_20_Text"/>
            <text:p text:style-name="Preformatted_20_Text">-----</text:p>
            <text:p text:style-name="Preformatted_20_Text">{1} <text:s/>P1</text:p>
            <text:p text:style-name="Preformatted_20_Text">{2} <text:s/>P2</text:p>
          </table:table-cell>
          <table:table-cell table:style-name="Table1.A1" office:value-type="string">
            <text:p text:style-name="Preformatted_20_Text">[-1] P1 AND P2</text:p>
            <text:p text:style-name="Preformatted_20_Text">-----</text:p>
            <text:p text:style-name="Preformatted_20_Text"/>
            <text:p text:style-name="Preformatted_20_Text">Rule? (flatten -1)</text:p>
            <text:p text:style-name="Preformatted_20_Text"/>
            <text:p text:style-name="Preformatted_20_Text"/>
            <text:p text:style-name="Preformatted_20_Text">{-1} P1</text:p>
            <text:p text:style-name="Preformatted_20_Text">{-2} P2</text:p>
            <text:p text:style-name="Preformatted_20_Text">-----</text:p>
          </table:table-cell>
        </table:table-row>
      </table:table>
      <text:p text:style-name="P15"/>
      <text:h text:style-name="P3" text:outline-level="3">split</text:h>
      <table:table table:name="Table2" table:style-name="Table2">
        <table:table-column table:style-name="Table2.A"/>
        <table:table-column table:style-name="Table2.B"/>
        <table:table-column table:style-name="Table2.C"/>
        <table:table-row>
          <table:table-cell table:style-name="Table2.A1" office:value-type="string">
            <text:p text:style-name="Preformatted_20_Text">[-1] P1 OR P2</text:p>
            <text:p text:style-name="Preformatted_20_Text">-----</text:p>
            <text:p text:style-name="Preformatted_20_Text"/>
            <text:p text:style-name="Preformatted_20_Text"/>
            <text:p text:style-name="Preformatted_20_Text">Rule? (split -1)</text:p>
            <text:p text:style-name="Preformatted_20_Text"/>
            <text:p text:style-name="Preformatted_20_Text"/>
            <text:p text:style-name="Preformatted_20_Text">{-1} <text:s/>P1 <text:s text:c="5"/>{-1} <text:s/>P2</text:p>
            <text:p text:style-name="Preformatted_20_Text">----- <text:s text:c="8"/>-----</text:p>
            <text:p text:style-name="P16"/>
          </table:table-cell>
          <table:table-cell table:style-name="Table2.A1" office:value-type="string">
            <text:p text:style-name="Preformatted_20_Text">[-1] P =&gt; Q</text:p>
            <text:p text:style-name="Preformatted_20_Text">-----</text:p>
            <text:p text:style-name="Preformatted_20_Text"/>
            <text:p text:style-name="Preformatted_20_Text"/>
            <text:p text:style-name="Preformatted_20_Text">Rule? (split -1)</text:p>
            <text:p text:style-name="Preformatted_20_Text"/>
            <text:p text:style-name="Preformatted_20_Text"/>
            <text:p text:style-name="P6">{-1} <text:s/>Q</text:p>
            <text:p text:style-name="Preformatted_20_Text">----- <text:s text:c="7"/>-----</text:p>
            <text:p text:style-name="P6"><text:s text:c="13"/>{1} <text:s text:c="2"/>P</text:p>
          </table:table-cell>
          <table:table-cell table:style-name="Table2.A1" office:value-type="string">
            <text:p text:style-name="Preformatted_20_Text">-----</text:p>
            <text:p text:style-name="Preformatted_20_Text">[1] P1 AND P2</text:p>
            <text:p text:style-name="Preformatted_20_Text"/>
            <text:p text:style-name="Preformatted_20_Text"/>
            <text:p text:style-name="Preformatted_20_Text">Rule? (split 1)</text:p>
            <text:p text:style-name="Preformatted_20_Text"/>
            <text:p text:style-name="Preformatted_20_Text"/>
            <text:p text:style-name="Preformatted_20_Text">----- <text:s text:c="8"/>-----</text:p>
            <text:p text:style-name="Preformatted_20_Text">{1} <text:s/>P1 <text:s text:c="6"/>{1} <text:s/>P2</text:p>
            <text:p text:style-name="P6"/>
          </table:table-cell>
        </table:table-row>
        <table:table-row>
          <table:table-cell table:style-name="Table2.A1" table:number-columns-spanned="2" office:value-type="string">
            <text:p text:style-name="Preformatted_20_Text">-----</text:p>
            <text:p text:style-name="Preformatted_20_Text">[1] IF P THEN Q1 ELSE Q2 ENDIF</text:p>
            <text:p text:style-name="Preformatted_20_Text"/>
            <text:p text:style-name="Preformatted_20_Text"/>
            <text:p text:style-name="Preformatted_20_Text">Rule? (split 1)</text:p>
            <text:p text:style-name="Preformatted_20_Text"/>
            <text:p text:style-name="Preformatted_20_Text"/>
            <text:p text:style-name="Preformatted_20_Text">----- <text:s text:c="13"/>-----</text:p>
            <text:p text:style-name="Preformatted_20_Text">{1} <text:s/>P =&gt; Q1 <text:s text:c="6"/>{1} <text:s/>NOT P =&gt; Q2</text:p>
          </table:table-cell>
          <table:covered-table-cell/>
          <table:table-cell table:style-name="Table2.A1" office:value-type="string">
            <text:p text:style-name="Preformatted_20_Text"/>
          </table:table-cell>
        </table:table-row>
      </table:table>
      <text:p text:style-name="Standard"/>
      <text:h text:style-name="P3" text:outline-level="3">lift-if</text:h>
      <table:table table:name="Table8" table:style-name="Table8">
        <table:table-column table:style-name="Table8.A"/>
        <table:table-column table:style-name="Table8.B"/>
        <table:table-row>
          <table:table-cell table:style-name="Table8.A1" office:value-type="string">
            <text:p text:style-name="Preformatted_20_Text">[-1] X = IF P THEN Y ELSE Z ENDIF</text:p>
            <text:p text:style-name="Preformatted_20_Text">-----</text:p>
            <text:p text:style-name="Preformatted_20_Text"/>
            <text:p text:style-name="Preformatted_20_Text"/>
            <text:p text:style-name="Preformatted_20_Text">Rule? (lift-if -1)</text:p>
            <text:p text:style-name="Preformatted_20_Text"/>
            <text:p text:style-name="Preformatted_20_Text"/>
            <text:p text:style-name="Preformatted_20_Text">{-1} IF P THEN X = Y ELSE X = Z ENDIF</text:p>
            <text:p text:style-name="Preformatted_20_Text">-----</text:p>
            <text:p text:style-name="P16"/>
          </table:table-cell>
          <table:table-cell table:style-name="Table8.A1" office:value-type="string">
            <text:p text:style-name="Preformatted_20_Text">-----</text:p>
            <text:p text:style-name="Preformatted_20_Text">[1] X = IF P THEN Y ELSE Z ENDIF</text:p>
            <text:p text:style-name="Preformatted_20_Text"/>
            <text:p text:style-name="Preformatted_20_Text"/>
            <text:p text:style-name="Preformatted_20_Text">Rule? ( lift-if 1)</text:p>
            <text:p text:style-name="Preformatted_20_Text"/>
            <text:p text:style-name="Preformatted_20_Text"/>
            <text:p text:style-name="Preformatted_20_Text">-----</text:p>
            <text:p text:style-name="P6">{1} IF P THEN X = Y ELSE X = Z ENDIF <text:s text:c="12"/></text:p>
          </table:table-cell>
        </table:table-row>
      </table:table>
      <text:p text:style-name="Standard"/>
      <text:h text:style-name="P3" text:outline-level="3"><text:soft-page-break/>case</text:h>
      <text:p text:style-name="Preformatted_20_Text">(case "x = 0")</text:p>
      <text:p text:style-name="P7">или</text:p>
      <text:p text:style-name="Preformatted_20_Text">(case "x &gt; 0")</text:p>
      <text:p text:style-name="Preformatted_20_Text"/>
      <text:p text:style-name="P7">разбивает доказательство на рассмотрение двух случаев: когда формула выполнена и когда нет</text:p>
      <text:p text:style-name="Preformatted_20_Text"/>
      <text:p text:style-name="Preformatted_20_Text"/>
      <text:p text:style-name="Preformatted_20_Text"/>
      <table:table table:name="Table3" table:style-name="Table3">
        <table:table-column table:style-name="Table3.A"/>
        <table:table-column table:style-name="Table3.B"/>
        <table:table-row>
          <table:table-cell table:style-name="Table3.A1" office:value-type="string">
            <text:p text:style-name="P21">[-1] A(x)</text:p>
            <text:p text:style-name="P21">-----</text:p>
            <text:p text:style-name="Preformatted_20_Text">[1] <text:s/>B(x)</text:p>
            <text:p text:style-name="Preformatted_20_Text"/>
            <text:p text:style-name="Preformatted_20_Text"/>
            <text:p text:style-name="Preformatted_20_Text">Rule? (case "x &gt; 0")</text:p>
            <text:p text:style-name="Preformatted_20_Text"/>
            <text:p text:style-name="Preformatted_20_Text"/>
            <text:p text:style-name="Preformatted_20_Text">{-1} x &gt; 0 <text:s text:c="3"/>[-1] A(x)</text:p>
            <text:p text:style-name="Preformatted_20_Text">[-2] A(x) <text:s text:c="4"/>-----</text:p>
            <text:p text:style-name="Preformatted_20_Text">----- <text:s text:c="8"/>{1} <text:s/>x &gt; 0</text:p>
            <text:p text:style-name="P18">[1] <text:s/>B(x) <text:s text:c="4"/>[2] <text:s/>B(x)</text:p>
          </table:table-cell>
          <table:table-cell table:style-name="Table3.A1" office:value-type="string">
            <text:p text:style-name="P6"/>
          </table:table-cell>
        </table:table-row>
      </table:table>
      <text:p text:style-name="Standard"/>
      <text:h text:style-name="P3" text:outline-level="3"><text:span text:style-name="T12">skolem</text:span>!</text:h>
      <table:table table:name="Table4" table:style-name="Table4">
        <table:table-column table:style-name="Table4.A"/>
        <table:table-column table:style-name="Table4.B"/>
        <table:table-row>
          <table:table-cell table:style-name="Table4.A1" office:value-type="string">
            <text:p text:style-name="Preformatted_20_Text">-----</text:p>
            <text:p text:style-name="Preformatted_20_Text">[1] FORALL x P(x)</text:p>
            <text:p text:style-name="Preformatted_20_Text"/>
            <text:p text:style-name="Preformatted_20_Text"/>
            <text:p text:style-name="Preformatted_20_Text">Rule? (<text:span text:style-name="T12">skolem</text:span>! 1)</text:p>
            <text:p text:style-name="Preformatted_20_Text"/>
            <text:p text:style-name="Preformatted_20_Text"/>
            <text:p text:style-name="Preformatted_20_Text">-----</text:p>
            <text:p text:style-name="P6">{1} P(x!1)</text:p>
          </table:table-cell>
          <table:table-cell table:style-name="Table4.A1" office:value-type="string">
            <text:p text:style-name="Preformatted_20_Text">[-1] EXIST x P(x)</text:p>
            <text:p text:style-name="Preformatted_20_Text">-----</text:p>
            <text:p text:style-name="Preformatted_20_Text"/>
            <text:p text:style-name="Preformatted_20_Text"/>
            <text:p text:style-name="Preformatted_20_Text">(<text:span text:style-name="T12">skolem</text:span>! -1)</text:p>
            <text:p text:style-name="Preformatted_20_Text"/>
            <text:p text:style-name="Preformatted_20_Text"/>
            <text:p text:style-name="Preformatted_20_Text">{1} P(x!1)</text:p>
            <text:p text:style-name="Preformatted_20_Text">-----</text:p>
          </table:table-cell>
        </table:table-row>
      </table:table>
      <text:p text:style-name="Preformatted_20_Text"/>
      <text:h text:style-name="P3" text:outline-level="3">inst</text:h>
      <table:table table:name="Table5" table:style-name="Table5">
        <table:table-column table:style-name="Table5.A"/>
        <table:table-column table:style-name="Table5.B"/>
        <table:table-row>
          <table:table-cell table:style-name="Table5.A1" office:value-type="string">
            <text:p text:style-name="Preformatted_20_Text">[-1] FORALL x P(x)</text:p>
            <text:p text:style-name="Preformatted_20_Text">-----</text:p>
            <text:p text:style-name="Preformatted_20_Text"/>
            <text:p text:style-name="Preformatted_20_Text"/>
            <text:p text:style-name="Preformatted_20_Text">(inst -1 "expr")</text:p>
            <text:p text:style-name="Preformatted_20_Text"/>
            <text:p text:style-name="Preformatted_20_Text"/>
            <text:p text:style-name="Preformatted_20_Text">{-1} P(expr)</text:p>
            <text:p text:style-name="P6">-----</text:p>
          </table:table-cell>
          <table:table-cell table:style-name="Table5.A1" office:value-type="string">
            <text:p text:style-name="Preformatted_20_Text">-----</text:p>
            <text:p text:style-name="Preformatted_20_Text">[1] EXIST x P(x)</text:p>
            <text:p text:style-name="Preformatted_20_Text"/>
            <text:p text:style-name="Preformatted_20_Text"/>
            <text:p text:style-name="Preformatted_20_Text">(inst 1 "expr")</text:p>
            <text:p text:style-name="Preformatted_20_Text"/>
            <text:p text:style-name="Preformatted_20_Text"/>
            <text:p text:style-name="Preformatted_20_Text">-----</text:p>
            <text:p text:style-name="Preformatted_20_Text">{1} P(expr)</text:p>
          </table:table-cell>
        </table:table-row>
      </table:table>
      <text:p text:style-name="Preformatted_20_Text"/>
      <text:p text:style-name="Preformatted_20_Text"/>
      <text:p text:style-name="Preformatted_20_Text"/>
      <text:h text:style-name="P2" text:outline-level="3"><text:soft-page-break/>replace</text:h>
      <table:table table:name="Table6" table:style-name="Table6">
        <table:table-column table:style-name="Table6.A"/>
        <table:table-column table:style-name="Table6.B"/>
        <table:table-row>
          <table:table-cell table:style-name="Table6.A1" office:value-type="string">
            <text:p text:style-name="P21">[-1] x = y</text:p>
            <text:p text:style-name="P21">-----</text:p>
            <text:p text:style-name="P26"/>
            <text:p text:style-name="P26"/>
            <text:p text:style-name="P6">(replace -1)</text:p>
            <text:p text:style-name="P6"/>
            <text:p text:style-name="P6"><text:span text:style-name="T8">Заменяет во всех других формулах вхождения</text:span> x <text:span text:style-name="T8">на</text:span> y.</text:p>
          </table:table-cell>
          <table:table-cell table:style-name="Table6.A1" office:value-type="string">
            <text:p text:style-name="P21">[-1] x = y</text:p>
            <text:p text:style-name="P21">-----</text:p>
            <text:p text:style-name="P21"/>
            <text:p text:style-name="Preformatted_20_Text"/>
            <text:p text:style-name="Preformatted_20_Text">(replace -1 RL)</text:p>
            <text:p text:style-name="Preformatted_20_Text"/>
            <text:p text:style-name="Preformatted_20_Text"><text:span text:style-name="T8">Заменяет во всех других формулах вхождения</text:span> y <text:span text:style-name="T8">на</text:span> x.</text:p>
          </table:table-cell>
        </table:table-row>
      </table:table>
      <text:p text:style-name="Preformatted_20_Text"/>
      <text:h text:style-name="P3" text:outline-level="3">assert</text:h>
      <text:p text:style-name="Preformatted_20_Text">(assert) - <text:span text:style-name="T8">встроенная разрешающая процедура для систем уравнений и линейных неравенств. Её полезно использовать, когда доказательство почти завершено, и остается сделать последний шаг. При этом следует учитывать, что если в формулах, которые должны существенно использоваться для завершения доказательства, остаются кванторы существования или всеобщности, или же нераскрытые определения функций, то процедура </text:span><text:span text:style-name="T11">assert</text:span><text:span text:style-name="T8"> ничего полезного из этих формул не извлечёт и следовательно успехом не закончится.</text:span></text:p>
      <text:p text:style-name="Preformatted_20_Text"/>
      <text:h text:style-name="P3" text:outline-level="3">lemma</text:h>
      <text:p text:style-name="Preformatted_20_Text">(lemma "name") - <text:span text:style-name="T8">добавляет лемму как еще один антецедент</text:span></text:p>
      <text:p text:style-name="Preformatted_20_Text"/>
      <text:p text:style-name="P7">когда эта команда впрямую не удается, необходимо указать какие подстановки требуется осуществить</text:p>
      <text:p text:style-name="Preformatted_20_Text">(lemma "name" (var1 "expr1" var "expr2") )</text:p>
      <text:p text:style-name="Preformatted_20_Text"/>
      <text:h text:style-name="P3" text:outline-level="3">expand</text:h>
      <text:p text:style-name="Preformatted_20_Text">(expand “function”)</text:p>
      <text:p text:style-name="Preformatted_20_Text"/>
      <text:p text:style-name="Preformatted_20_Text"><text:span text:style-name="T8">раскрывает все вхождения функции</text:span> function<text:span text:style-name="T8"> согласно её определению.</text:span></text:p>
      <text:p text:style-name="P7"/>
      <text:p text:style-name="P7">Если требуется раскрыть вхождения функции не во всех формулах, а только в одной, то для этого нужно использовать опциональный параметр, содержащий номер этой формулы.</text:p>
      <text:p text:style-name="Preformatted_20_Text"/>
      <text:p text:style-name="Preformatted_20_Text">(expand “function” <text:span text:style-name="T13">fnum</text:span>)</text:p>
      <text:p text:style-name="Preformatted_20_Text"/>
      <text:h text:style-name="P3" text:outline-level="3">induct</text:h>
      <table:table table:name="Table7" table:style-name="Table7">
        <table:table-column table:style-name="Table7.A"/>
        <table:table-row>
          <table:table-cell table:style-name="Table7.A1" office:value-type="string">
            <text:p text:style-name="P18">-----</text:p>
            <text:p text:style-name="P17">[1] FORALL (i:nat) P(i)</text:p>
            <text:p text:style-name="P17"/>
            <text:p text:style-name="P17"/>
            <text:p text:style-name="P17">Rule? (induct “i” 1)</text:p>
            <text:p text:style-name="P17"/>
            <text:p text:style-name="P17"/>
            <text:p text:style-name="P17">----- <text:s text:c="10"/>-----</text:p>
            <text:p text:style-name="P18">{1} <text:s/>P(0) <text:s text:c="6"/>{1} <text:s/>FORALL i P(i) =&gt; P(i+1)</text:p>
          </table:table-cell>
        </table:table-row>
      </table:table>
      <text:h text:style-name="P3" text:outline-level="3"><text:soft-page-break/>simplify</text:h>
      <text:p text:style-name="P5">(simplify) - <text:span text:style-name="T8">выполняет простейшие упрощения. Например</text:span>:</text:p>
      <text:p text:style-name="P5"><text:s text:c="2"/>"(1::int)" <text:span text:style-name="T8">заменяет на просто</text:span> "1"</text:p>
      <text:p text:style-name="P8">или</text:p>
      <text:p text:style-name="P5"><text:s text:c="2"/>"x + z = y + 1 + z + 1" <text:span text:style-name="T8">заменяет на</text:span> "x = y + 2"</text:p>
      <text:h text:style-name="P4" text:outline-level="2">Стратегия доказательства</text:h>
      <text:p text:style-name="P12">Возможная стратегия доказательства может быть построена следующим образом.</text:p>
      <text:p text:style-name="P12">1. Сначала максимально упростить задействованные формулы:</text:p>
      <text:list text:style-name="L1">
        <text:list-item>
          <text:p text:style-name="P24">избавиться от кванторов (за исключением тех, что потребуются для индукции или подстановки конкретных значений);</text:p>
        </text:list-item>
        <text:list-item>
          <text:p text:style-name="P24">избавиться от логических связок;</text:p>
        </text:list-item>
        <text:list-item>
          <text:p text:style-name="P24">подставить определения используемых функций и предикатов;</text:p>
        </text:list-item>
        <text:list-item>
          <text:p text:style-name="P24">вычислить всё, что можно.</text:p>
        </text:list-item>
      </text:list>
      <text:p text:style-name="P12">2. Затем попробовать вручную доказать, что из конъюнкции формул над чертой следует формула под чертой. Потом всё то же провести с помощью команд <text:span text:style-name="T12">pvs</text:span>. Здесь <text:s text:c="9"/>достаточно либо применять алгебраические аксиомы (эквивалентности композиций функций), либо применить индукцию, если получается выражение над целыми <text:s text:c="9"/>числами.</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OpenSymbol" svg:font-family="OpenSymbol" style:font-pitch="variable" style:font-charset="x-symbol"/>
    <style:font-face style:name="StarSymbol" svg:font-family="StarSymbol"/>
    <style:font-face style:name="DejaVu Sans Mono" svg:font-family="'DejaVu Sans Mono'" style:font-family-generic="modern" style:font-pitch="fixed"/>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DejaVu Sans" fo:font-size="12pt" fo:language="en" fo:country="US" style:letter-kerning="true" style:font-name-asian="DejaVu Sans2" style:font-size-asian="10.5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DejaVu Sans1"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fo:margin-left="10mm" fo:margin-right="10mm" fo:margin-top="0mm" fo:margin-bottom="4.99mm" fo:text-indent="0mm" style:auto-text-indent="false"/>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text:outline-level-style text:level="1" style:num-format="">
        <style:list-level-properties text:min-label-distance="3.81mm"/>
      </text:outline-level-style>
      <text:outline-level-style text:level="2" style:num-format="">
        <style:list-level-properties text:min-label-distance="3.81mm"/>
      </text:outline-level-style>
      <text:outline-level-style text:level="3" style:num-format="">
        <style:list-level-properties text:min-label-distance="3.81mm"/>
      </text:outline-level-style>
      <text:outline-level-style text:level="4" style:num-format="">
        <style:list-level-properties text:min-label-distance="3.81mm"/>
      </text:outline-level-style>
      <text:outline-level-style text:level="5" style:num-format="">
        <style:list-level-properties text:min-label-distance="3.81mm"/>
      </text:outline-level-style>
      <text:outline-level-style text:level="6" style:num-format="">
        <style:list-level-properties text:min-label-distance="3.81mm"/>
      </text:outline-level-style>
      <text:outline-level-style text:level="7" style:num-format="">
        <style:list-level-properties text:min-label-distance="3.81mm"/>
      </text:outline-level-style>
      <text:outline-level-style text:level="8" style:num-format="">
        <style:list-level-properties text:min-label-distance="3.81mm"/>
      </text:outline-level-style>
      <text:outline-level-style text:level="9" style:num-format="">
        <style:list-level-properties text:min-label-distance="3.81mm"/>
      </text:outline-level-style>
      <text:outline-level-style text:level="10" style:num-format="">
        <style:list-level-properties text:min-label-distance="3.81m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pm1">
      <style:footer>
        <text:p text:style-name="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11-18T13:52:03</meta:creation-date>
    <dc:creator>Alexey Khoroshilov</dc:creator>
    <dc:date>2008-12-21T22:50:33</dc:date>
    <meta:editing-cycles>132</meta:editing-cycles>
    <meta:editing-duration>P1DT12H39M19S</meta:editing-duration>
    <meta:user-defined meta:name="Info 1"/>
    <meta:user-defined meta:name="Info 2"/>
    <meta:user-defined meta:name="Info 3"/>
    <meta:user-defined meta:name="Info 4"/>
    <meta:document-statistic meta:table-count="8" meta:image-count="0" meta:object-count="0" meta:page-count="5" meta:paragraph-count="158" meta:word-count="760" meta:character-count="5229"/>
  </office:meta>
</office:document-meta>
</file>